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95628" officeooo:paragraph-rsid="00195628"/>
    </style:style>
    <style:style style:name="P10"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11"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2"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3"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P14" style:family="paragraph" style:parent-style-name="Standard">
      <style:paragraph-properties fo:text-align="start" style:justify-single-word="false"/>
      <style:text-properties style:font-name="Arial" officeooo:rsid="001afef0" officeooo:paragraph-rsid="001afef0"/>
    </style:style>
    <style:style style:name="P15" style:family="paragraph" style:parent-style-name="Standard">
      <style:paragraph-properties fo:text-align="start" style:justify-single-word="false"/>
      <style:text-properties style:font-name="Arial" officeooo:rsid="00211610" officeooo:paragraph-rsid="00211610"/>
    </style:style>
    <style:style style:name="P16" style:family="paragraph" style:parent-style-name="Standard">
      <style:paragraph-properties fo:text-align="start" style:justify-single-word="false"/>
      <style:text-properties style:font-name="Arial" officeooo:rsid="0022076f" officeooo:paragraph-rsid="0022076f"/>
    </style:style>
    <style:style style:name="P17" style:family="paragraph" style:parent-style-name="Standard">
      <style:paragraph-properties fo:text-align="start" style:justify-single-word="false"/>
      <style:text-properties style:font-name="Arial" officeooo:rsid="0023f88d" officeooo:paragraph-rsid="0023f88d"/>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95628"/>
    </style:style>
    <style:style style:name="T5" style:family="text">
      <style:text-properties officeooo:rsid="001c60aa"/>
    </style:style>
    <style:style style:name="T6" style:family="text">
      <style:text-properties officeooo:rsid="0022076f"/>
    </style:style>
    <style:style style:name="T7" style:family="text">
      <style:text-properties officeooo:rsid="0023f8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text:span text:style-name="T4">9397</text:span></text:p>
      <text:p text:style-name="P2"/>
      <text:p text:style-name="P2"/>
      <text:p text:style-name="P2"/>
      <text:p text:style-name="P2"/>
      <text:p text:style-name="P2">Noms:</text:p>
      <text:p text:style-name="P2"/>
      <text:p text:style-name="P9">Maximilien Bianchi</text:p>
      <text:p text:style-name="P9">Jean-Raphael Matte</text:p>
      <text:p text:style-name="P9">William Chartrand</text:p>
      <text:p text:style-name="P9">Thomas Dufour</text:p>
      <text:p text:style-name="P2"/>
      <text:p text:style-name="P2"/>
      <text:p text:style-name="P2"/>
      <text:p text:style-name="P2"/>
      <text:p text:style-name="P2"/>
      <text:p text:style-name="P2"/>
      <text:p text:style-name="P2">Date: </text:p>
      <text:p text:style-name="P9">12 mars 2018</text:p>
      <text:p text:style-name="P2"/>
      <text:p text:style-name="P2"/>
      <text:p text:style-name="P5"/>
      <text:p text:style-name="P11">Partie 1 : Description de la librairie</text:p>
      <text:p text:style-name="P6"/>
      <text:p text:style-name="P10">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
      <text:p text:style-name="P14">Afin de construire la librairie a partir de nos anciens codes, nous avons decide d'utiliser des classes pour chacun des fonctionnalites les plus essentielles du robot. Premierement, la classe Button nous permet d'evaluer si le boutton est appuye ou non, <text:span text:style-name="T5">afin d'effectuer differentes actions. La classe Led nous permet de changer la couleur de la Led (eteint, vert, rouge ou ambree) de maniere directe, ainsi qu'en utilisant la frequence d'un PWM. Etant donne que nous utilisons le PWM, nous pouvons modifier la couleur de la Led a n'importe quelle couleur voulue entre le rouge et le vert. Ainsi, nous avons plus d'options, autre que le rouge, le vert et l'ambree. Nous avons inclus la classe Can, puisque elle nous etait pratique pour 2 de nos autres classe. Par soucis de consistance, nous l'avons renommee Adc, qui est le nom en anglais. Notre classe PhotoCell permet lae changement de couleur de la Led selon l'intensite recu par la photoresistance. Les portions de code choisies couvrent l'ensemble des actions que le robot puisse effectuer dans le cadre de l'evaluation du cours.</text:span></text:p>
      <text:p text:style-name="P14"/>
      <text:p text:style-name="P15">Classe Button:</text:p>
      <text:p text:style-name="P15"><text:tab/><text:span text:style-name="T6">-constructeur par parametres</text:span></text:p>
      <text:p text:style-name="P15"><text:tab/><text:span text:style-name="T6">-fonction isPressed, qui retourne un uint8_t</text:span></text:p>
      <text:p text:style-name="P15"/>
      <text:p text:style-name="P15">Classe Led:</text:p>
      <text:p text:style-name="P15"><text:tab/><text:span text:style-name="T6">-constructeur par parametres</text:span></text:p>
      <text:p text:style-name="P16"><text:tab/>-destructeur</text:p>
      <text:p text:style-name="P16"><text:tab/>-fonction amberColor, qui change la Led en Ambree</text:p>
      <text:p text:style-name="P16"><text:tab/>-fonction setColor, qui modifier la Led a une couleur voulue</text:p>
      <text:p text:style-name="P16"><text:tab/>-fonction toggle<text:span text:style-name="T7">Color, qui change la Led au vert si elle etait rouge, et vice-versa</text:span></text:p>
      <text:p text:style-name="P15"/>
      <text:p text:style-name="P15">Classe Adc:</text:p>
      <text:p text:style-name="P15"><text:tab/><text:span text:style-name="T7">-constructeur par defaut</text:span></text:p>
      <text:p text:style-name="P15"><text:tab/><text:span text:style-name="T7">-destructeur</text:span></text:p>
      <text:p text:style-name="P15"><text:tab/><text:span text:style-name="T7">-fonction lecture</text:span></text:p>
      <text:p text:style-name="P15"/>
      <text:p text:style-name="P15">Classe PhotoCell:</text:p>
      <text:p text:style-name="P15"><text:tab/><text:span text:style-name="T7">-constructeur par parametres</text:span></text:p>
      <text:p text:style-name="P15"><text:tab/><text:span text:style-name="T7">-fonction AllumeDelAmbre, qui change la Led en Ambree</text:span></text:p>
      <text:p text:style-name="P17"><text:tab/>-fonction SetCouleurLed, qui change la couleur de la Led, selon l'intensite mesuree</text:p>
      <text:p text:style-name="P17"><text:tab/>-destructeur</text:p>
      <text:p text:style-name="P15"/>
      <text:p text:style-name="P15">Classe Piezo:</text:p>
      <text:p text:style-name="P6"/>
      <text:p text:style-name="P6"/>
      <text:p text:style-name="P6"/>
      <text:p text:style-name="P6"/>
      <text:p text:style-name="P5">Partie 2 : Décrire les modifications apportées au Makefile de départ</text:p>
      <text:p text:style-name="P6"/>
      <text:p text:style-name="P10">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text:soft-page-break/></text:p>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1892278838" text:style-name="L1">
        <text:list-item>
          <text:list>
            <text:list-item>
              <text:p text:style-name="P12">La <text:span text:style-name="T2">qualités et le choix de vos portions de code choisies ( 5 points sur 20 )</text:span></text:p>
            </text:list-item>
            <text:list-item>
              <text:p text:style-name="P13">La qualités de vos modifications aux Makefiles ( 5 points sur 20 )</text:p>
            </text:list-item>
            <text:list-item>
              <text:p text:style-name="P13">Le rapport ( <text:span text:style-name="T3">7</text:span> points sur 20 )</text:p>
              <text:list>
                <text:list-item>
                  <text:p text:style-name="P13">Explications cohérentes par rapport au code retenu pour former la librairie (2 points)</text:p>
                </text:list-item>
                <text:list-item>
                  <text:p text:style-name="P13">Explications cohérentes par rapport aux Makefiles modifiés (2 points)</text:p>
                </text:list-item>
                <text:list-item>
                  <text:p text:style-name="P13">Explications claires avec un bon niveau de détails (2 points)</text:p>
                </text:list-item>
                <text:list-item>
                  <text:p text:style-name="P13">Bon français (1 point)</text:p>
                </text:list-item>
              </text:list>
            </text:list-item>
            <text:list-item>
              <text:p text:style-name="P13">Bonne soumission de l'ensemble du code (compilation sans erreurs, …) et du rapport selon le format demandé ( 3 points sur 20 <text:s/>)</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3</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22M16S</meta:editing-duration>
    <meta:editing-cycles>8</meta:editing-cycles>
    <meta:generator>LibreOffice/5.3.7.2.0$Linux_X86_64 LibreOffice_project/30$Build-2</meta:generator>
    <dc:date>2018-03-07T14:45:37.492870710</dc:date>
    <meta:document-statistic meta:table-count="0" meta:image-count="0" meta:object-count="0" meta:page-count="3" meta:paragraph-count="50" meta:word-count="528" meta:character-count="3273" meta:non-whitespace-character-count="2785"/>
    <meta:user-defined meta:name="Info 1"/>
    <meta:user-defined meta:name="Info 2"/>
    <meta:user-defined meta:name="Info 3"/>
    <meta:user-defined meta:name="Info 4"/>
  </office:meta>
</office:document-meta>
</file>